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style:font-face style:name="Courier New" svg:font-family="'Courier New'"/>
    <style:font-face style:name="OpenSymbol" svg:font-family="OpenSymbol"/>
    <style:font-face style:name="Tahoma1" svg:font-family="Tahoma"/>
    <style:font-face style:name="Courier New1" svg:font-family="'Courier New'" style:font-family-generic="modern" style:font-pitch="fixed"/>
    <style:font-face style:name="NSimSun" svg:font-family="NSimSun" style:font-family-generic="modern" style:font-pitch="fixed"/>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en" fo:country="GB"/>
    </style:style>
    <style:style style:name="P2" style:family="paragraph" style:parent-style-name="Heading_20_1">
      <style:text-properties fo:language="en" fo:country="GB" officeooo:rsid="001c37f3" officeooo:paragraph-rsid="001c37f3"/>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T1" style:family="text">
      <style:text-properties fo:font-size="14pt" style:text-underline-style="none" fo:font-weight="bold" style:font-size-asian="14pt" style:font-weight-asian="bold" style:font-size-complex="14pt" style:font-weight-complex="bold"/>
    </style:style>
    <style:style style:name="T2" style:family="text">
      <style:text-properties fo:language="en" fo:country="GB"/>
    </style:style>
    <style:style style:name="T3" style:family="text">
      <style:text-properties officeooo:rsid="00401e8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ttyOS – Documentation</text:p>
      <text:h text:style-name="P2" text:outline-level="1"><text:bookmark-start text:name="__RefHeading__277_1194912969"/>Table of contents<text:bookmark-end text:name="__RefHeading__277_1194912969"/></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277_1194912969" text:style-name="Index_20_Link" text:visited-style-name="Index_20_Link">0. Table of contents<text:tab/>1</text:a></text:p>
          <text:p text:style-name="P3"><text:a xlink:type="simple" xlink:href="#__RefHeading__279_1194912969" text:style-name="Index_20_Link" text:visited-style-name="Index_20_Link">1. What is PrettyOS?<text:tab/>1</text:a></text:p>
          <text:p text:style-name="P3"><text:a xlink:type="simple" xlink:href="#__RefHeading__281_1194912969" text:style-name="Index_20_Link" text:visited-style-name="Index_20_Link">2. How to use PrettyOS?<text:tab/>1</text:a></text:p>
          <text:p text:style-name="P4"><text:a xlink:type="simple" xlink:href="#__RefHeading__796_1194912969" text:style-name="Index_20_Link" text:visited-style-name="Index_20_Link">2.1. Build PrettyOS<text:tab/>1</text:a></text:p>
          <text:p text:style-name="P4"><text:a xlink:type="simple" xlink:href="#__RefHeading__798_1194912969" text:style-name="Index_20_Link" text:visited-style-name="Index_20_Link">2.2. Test PrettyOS<text:tab/>1</text:a></text:p>
          <text:p text:style-name="P3"><text:a xlink:type="simple" xlink:href="#__RefHeading__283_1194912969" text:style-name="Index_20_Link" text:visited-style-name="Index_20_Link">3. Features<text:tab/>2</text:a></text:p>
          <text:p text:style-name="P4"><text:a xlink:type="simple" xlink:href="#__RefHeading__200_838348605" text:style-name="Index_20_Link" text:visited-style-name="Index_20_Link">3.1. Shortcuts<text:tab/>2</text:a></text:p>
          <text:p text:style-name="P4"><text:a xlink:type="simple" xlink:href="#__RefHeading___Toc256_1495744322" text:style-name="Index_20_Link" text:visited-style-name="Index_20_Link">3.2. Log system<text:tab/>3</text:a></text:p>
          <text:p text:style-name="P3"><text:a xlink:type="simple" xlink:href="#__RefHeading__285_1194912969" text:style-name="Index_20_Link" text:visited-style-name="Index_20_Link">4. User library<text:tab/>3</text:a></text:p>
          <text:p text:style-name="P3"><text:a xlink:type="simple" xlink:href="#__RefHeading__287_1194912969" text:style-name="Index_20_Link" text:visited-style-name="Index_20_Link">5. Links<text:tab/>4</text:a></text:p>
        </text:index-body>
      </text:table-of-content>
      <text:p text:style-name="Standard"/>
      <text:h text:style-name="Heading_20_1" text:outline-level="1"><text:bookmark-start text:name="__RefHeading__279_1194912969"/>What is PrettyOS?<text:bookmark-end text:name="__RefHeading__279_1194912969"/></text:h>
      <text:p text:style-name="Text_20_body">PrettyOS is the project to develop an operating system to introduce newcomers to OS-development. The project was founded by Dr. Erhard Henkes who wrote a tutorial while he was trying to get into the topic in March 2009. Since October 2009 PrettyOS is developed by a team of interested programmers.</text:p>
      <text:p text:style-name="Text_20_body">The aim is getting a base to develop a base system to experiment with a computer and to develop your own operating system. It should support beginners while developing a bootloader (switching to protected mode on x86 machines and launching a C-Kernel) and/or a kernel with various drivers and user programs like a shell.</text:p>
      <text:h text:style-name="Heading_20_1" text:outline-level="1"><text:bookmark-start text:name="__RefHeading__281_1194912969"/>How to use PrettyOS?<text:bookmark-end text:name="__RefHeading__281_1194912969"/></text:h>
      <text:p text:style-name="Text_20_body">You can use both Microsoft Windows or UNIX-based systems to develop and test PrettyOS. After downloading PrettyOS from the sources mentioned below, you have already done the first step.</text:p>
      <text:h text:style-name="Heading_20_2" text:outline-level="2"><text:bookmark-start text:name="__RefHeading__796_1194912969"/>Build PrettyOS<text:bookmark-end text:name="__RefHeading__796_1194912969"/></text:h>
      <text:p text:style-name="Text_20_body">Before building PrettyOS, it is required to add paths to NASM, GCC/Clang and binutils to the PATH. Under Windows, MinGW is not sufficient; you need an i586-elf crosscompiler <text:span text:style-name="T3">instead, and MSYS must not be in the PATH</text:span>.</text:p>
      <text:p text:style-name="Text_20_body">Inside the repository you find a makefile and shell scripts to build PrettyOS (build.bat for Windows, build.sh for UNIX-based systems). Users of Microsoft Visual Studio (2010 or later) will find a project file inside the repository (project_files/PrettyOS.sln). Depending on your environment you can use them to build PrettyOS (just start the build-scripts or press F7 in Visual Studio).</text:p>
      <text:h text:style-name="Heading_20_2" text:outline-level="2"><text:bookmark-start text:name="__RefHeading__798_1194912969"/>Test PrettyOS<text:bookmark-end text:name="__RefHeading__798_1194912969"/></text:h>
      <text:p text:style-name="Text_20_body">To test PrettyOS you can use an emulator or a real computer.</text:p>
      <text:p text:style-name="Text_20_body">We can recommend the following virtual machines:</text:p>
      <text:list xml:id="list2316400143498682227" text:style-name="L1">
        <text:list-item>
          <text:p text:style-name="P5"><text:soft-page-break/>Bochs (slow, displays wrong time but contains useful tools to debug)</text:p>
        </text:list-item>
        <text:list-item>
          <text:p text:style-name="P5">Microsoft Virtual PC (fast, but does only provide few devices)</text:p>
        </text:list-item>
        <text:list-item>
          <text:p text:style-name="P5">Qemu (fast, can be used only from the console, but provides a driver for RTL 8139 and AMD PCNet)</text:p>
        </text:list-item>
        <text:list-item>
          <text:p text:style-name="P5">Oracle Virtual Box (provides USB device support (OHCI, EHCI and xHCI), contains tools for debugging)</text:p>
        </text:list-item>
        <text:list-item>
          <text:p text:style-name="P5">VMware Player (features USB device support (up to xHCI))</text:p>
        </text:list-item>
      </text:list>
      <text:p text:style-name="Text_20_body">Currently, it is possible to boot PrettyOS from a floppy or a pen stick formatted with FAT12. Using a virtual machine, you just provide the FloppyImage.img (in the repository) to the machine. Using a real PC, you have to transfer the Image to the floppy (e.g. by running floppy_build.bat or with dd or rawwrite) or the pen stick (with dd).</text:p>
      <text:h text:style-name="Heading_20_1" text:outline-level="1"><text:bookmark-start text:name="__RefHeading__283_1194912969"/>Features<text:bookmark-end text:name="__RefHeading__283_1194912969"/></text:h>
      <text:h text:style-name="Heading_20_2" text:outline-level="2"><text:bookmark-start text:name="__RefHeading__200_838348605"/>Shortcuts<text:bookmark-end text:name="__RefHeading__200_838348605"/></text:h>
      <text:p text:style-name="Standard">Shortcuts available in all consoles:</text:p>
      <text:p text:style-name="Standard">CTRL+e/ESC:<text:tab/>Exits current task</text:p>
      <text:p text:style-name="Standard">ALT+m:<text:tab/><text:tab/>Switch to main console</text:p>
      <text:p text:style-name="Standard">ALT+Page-Up:<text:tab/>Switches to next stack of 10 console slots</text:p>
      <text:p text:style-name="Standard">ALT+Page-Down:<text:tab/>Switches to previous stack of 10 console slots</text:p>
      <text:p text:style-name="Standard">ALT+0-9:<text:tab/><text:tab/>Switches to console no. 0-9 of current stack</text:p>
      <text:p text:style-name="Standard">ALT+f:<text:tab/><text:tab/>Folds console numbers, eliminating unused stacks and slots</text:p>
      <text:p text:style-name="Standard"/>
      <text:p text:style-name="Standard">Shortcuts available in main console:</text:p>
      <text:p text:style-name="Standard">PRINT/F12:<text:tab/><text:tab/>Creates screenshot</text:p>
      <text:p text:style-name="Standard">f (after PRINT):<text:tab/>Saves screenshot to floppy</text:p>
      <text:p text:style-name="Standard">u (after PRINT):<text:tab/>Saves screenshot to USB flash drive</text:p>
      <text:p text:style-name="Standard">h (after PRINT):<text:tab/>Saves screenshot to hard disk</text:p>
      <text:p text:style-name="Standard">ESC+h:<text:tab/><text:tab/>Prints heap log to COM1</text:p>
      <text:p text:style-name="Standard">ESC+p:<text:tab/><text:tab/>Prints paging log</text:p>
      <text:p text:style-name="Standard">ESC+F1/F5:<text:tab/><text:tab/>Toggle on of screen/secondary log</text:p>
      <text:p text:style-name="Standard">ESC+F2/F6:<text:tab/><text:tab/>Increment level for screen/secondary log</text:p>
      <text:p text:style-name="Standard">ESC+F3/F7:<text:tab/><text:tab/>Decrement level for screen/secondary log</text:p>
      <text:p text:style-name="Standard">ESC+F4/F8+…:<text:tab/>Sets focus for screen/secondary log to …</text:p>
      <text:p text:style-name="Standard">ESC+F9:<text:tab/><text:tab/>Select output device for secondary log</text:p>
      <text:p text:style-name="Standard">ESC+F10:<text:tab/><text:tab/>Toggle between realtime/buffered mode</text:p>
      <text:p text:style-name="Standard">ESC+11:<text:tab/><text:tab/>Flush secondary log (if in buffered mode)</text:p>
      <text:p text:style-name="Standard">CTRL+a:<text:tab/><text:tab/>Prints ARP table</text:p>
      <text:p text:style-name="Standard">CTRL+c:<text:tab/><text:tab/>Shows open TCP connections</text:p>
      <text:p text:style-name="Standard">CTRL+d:<text:tab/><text:tab/>Shows list of Ports and Disks</text:p>
      <text:p text:style-name="Standard">CTRL+i:<text:tab/><text:tab/>Prints content of IPC tree</text:p>
      <text:p text:style-name="Standard">CTRL+s:<text:tab/><text:tab/>Loads a shell</text:p>
      <text:p text:style-name="Standard">CTRL+t:<text:tab/><text:tab/>Prints a scheduler log</text:p>
      <text:p text:style-name="Standard">CTRL+v:<text:tab/><text:tab/>Starts console for VBE modes</text:p>
      <text:h text:style-name="Heading_20_2" text:outline-level="2"><text:bookmark-start text:name="__RefHeading___Toc256_1495744322"/><text:soft-page-break/>Log system<text:bookmark-end text:name="__RefHeading___Toc256_1495744322"/></text:h>
      <text:p text:style-name="Text_20_body">PrettyOS implements a sophisticated mechanism to select which information is being logged and to which devices this data is being logged. There are basically two log devices, the primary device which is always the screen, and the secondary log whose target can be chosen freely between serial port, a file and network output (TCP). For both devices, a level and a focus can be defined.</text:p>
      <text:p text:style-name="Text_20_body">The level controls up to which severity (error=3, important, normal and detail=0) information is shown. The focus, for example information from the USB driver (‘u’), controls whether the level selection applies all kind of log messages or only those related to the selected focus. If no focus is chosen, only messages with a higher severity than the chosen level are shown. If a focus is chosen, the level choice affects only the focussed messages in the described way, while all other messages are only displayed up to two severity levels beyond (e.g. a focus to USB and a level choice of ‘0’ means that an important or error message related to the network card would be shown, while a normal message would not).</text:p>
      <text:p text:style-name="Text_20_body">For the secondary log, it is additionally possible to select between a realtime and a buffered mode. “Realtime” means that everything is written immediately to the output device (for obvious reasons, the screen log is always in this mode), while “buffered” means that PrettyOS stores the log in memory until you request it to write the stuff.</text:p>
      <text:h text:style-name="Heading_20_1" text:outline-level="1"><text:bookmark-start text:name="__RefHeading__285_1194912969"/>User library<text:bookmark-end text:name="__RefHeading__285_1194912969"/></text:h>
      <text:p text:style-name="Text_20_body">The user library (which can be found in the folder user/user_tools) consists of the following files:</text:p>
      <text:list xml:id="list8159123545337318152" text:style-name="L2">
        <text:list-item>
          <text:p text:style-name="P6">start.asm</text:p>
          <text:p text:style-name="P6">It is linked into each user-program, because it contains the necessary code for the kernel to start your program</text:p>
        </text:list-item>
        <text:list-item>
          <text:p text:style-name="P6">user.ld</text:p>
          <text:p text:style-name="P6">Linker script used to link all user programs.</text:p>
        </text:list-item>
        <text:list-item>
          <text:p text:style-name="P6">types.h</text:p>
          <text:p text:style-name="P6">This header contains definitions of certain useful PrettyOS-specific types. Furthermore, it includes stdarg.h, stddef.h, stdint.h and stdbool.h</text:p>
        </text:list-item>
        <text:list-item>
          <text:p text:style-name="P6">userlib.h/userlib.c</text:p>
          <text:p text:style-name="P6">This header should be included, if you write PrettyOS-specific user programs in C. It includes types.h, provides all syscalls and some additional functions. An overview to the syscalls can be found in documentation/Syscalls.odt.</text:p>
        </text:list-item>
        <text:list-item>
          <text:p text:style-name="P6">userlib.hpp/userlib_cpp.cpp+userlib.c</text:p>
          <text:p text:style-name="P6">This header is used with C++ user programs. It includes all the functionality of userlib.h and implements C++ specific keywords like new and delete.</text:p>
        </text:list-item>
        <text:list-item>
          <text:p text:style-name="P6">dns.h, dns_help.h</text:p>
          <text:p text:style-name="P6">This header provides function for DNS name resolution</text:p>
        </text:list-item>
      </text:list>
      <text:h text:style-name="Heading_20_1" text:outline-level="1"><text:bookmark-start text:name="__RefHeading__287_1194912969"/><text:soft-page-break/>Links<text:bookmark-end text:name="__RefHeading__287_1194912969"/></text:h>
      <text:p text:style-name="Text_20_body"><text:span text:style-name="T2">Webpage: </text:span><text:a xlink:type="simple" xlink:href="http://www.prettyos.de/" text:style-name="Internet_20_link" text:visited-style-name="Visited_20_Internet_20_Link"><text:span text:style-name="T2">http://www.prettyos.de/</text:span></text:a></text:p>
      <text:p text:style-name="Text_20_body"><text:span text:style-name="T2">Forum: </text:span><text:a xlink:type="simple" xlink:href="http://www.c-plusplus.de/forum/f62" text:style-name="Internet_20_link" text:visited-style-name="Visited_20_Internet_20_Link"><text:span text:style-name="T2">http</text:span></text:a><text:a xlink:type="simple" xlink:href="http://www.c-plusplus.de/forum/f62" text:style-name="Internet_20_link" text:visited-style-name="Visited_20_Internet_20_Link"><text:span text:style-name="T2">s</text:span></text:a><text:a xlink:type="simple" xlink:href="http://www.c-plusplus.de/forum/f62" text:style-name="Internet_20_link" text:visited-style-name="Visited_20_Internet_20_Link"><text:span text:style-name="T2">://www.c-plusplus.de/forum/f62</text:span></text:a></text:p>
      <text:p text:style-name="Standard"><text:span text:style-name="T2">Sourceforge: </text:span><text:a xlink:type="simple" xlink:href="https://sourceforge.net/projects/prettyos/" text:style-name="Internet_20_link" text:visited-style-name="Visited_20_Internet_20_Link"><text:span text:style-name="T2">https://sourceforge.net/projects/prettyos/</text:span></text:a></text:p>
      <text:p text:style-name="Text_20_body"><text:span text:style-name="T2">SVN-Repo: </text:span><text:a xlink:type="simple" xlink:href="https://svn.code.sf.net/p/prettyos/code" text:style-name="Internet_20_link" text:visited-style-name="Visited_20_Internet_20_Link"><text:span text:style-name="T2">https://svn.code.sf.net/p/prettyos/code</text:span></text:a><text:span text:style-name="T2"> (use http:// protocol for anonymous access)</text:span></text:p>
      <text:p text:style-name="Standard">IRC:</text:p>
      <text:p text:style-name="Standard">Server: irc.euirc.net</text:p>
      <text:p text:style-name="Standard">Channel: <text:a xlink:type="simple" xlink:href="irc://irc.euirc.net/#PrettyOS" text:style-name="Internet_20_link" text:visited-style-name="Visited_20_Internet_20_Link">#PrettyOS</text:a>, #PrettyOS_Intern (only with password)</text:p>
      <text:p text:style-name="Standard">In all those areas you may write in English and Ger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 svg:font-family="Calibri"/>
    <style:font-face style:name="Courier New" svg:font-family="'Courier New'"/>
    <style:font-face style:name="OpenSymbol" svg:font-family="OpenSymbol"/>
    <style:font-face style:name="Tahoma1" svg:font-family="Tahoma"/>
    <style:font-face style:name="Courier New1" svg:font-family="'Courier New'" style:font-family-generic="modern" style:font-pitch="fixed"/>
    <style:font-face style:name="NSimSun" svg:font-family="NSimSun" style:font-family-generic="modern" style:font-pitch="fixed"/>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style-name="Standard"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Verdana" fo:font-family="Verdana" style:font-style-name="Standard"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name="Calibri" fo:font-family="Calibri"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style-name="Standard" style:font-family-generic="swiss"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style:font-name="Verdana1" fo:font-family="Verdana" style:font-style-name="Fett"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01%" fo:font-weight="bold" style:font-size-asian="101%" style:font-weight-asian="bold" style:font-size-complex="101%" style:font-weight-complex="bold"/>
    </style:style>
    <style:style style:name="Numbering_20_Symbols" style:display-name="Numbering Symbols" style:family="text"/>
    <style:style style:name="OOoComputerCode" style:family="text">
      <style:text-properties fo:color="#000000" style:font-name="Courier New" fo:font-family="'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 style:num-format="1" text:start-value="0">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style:text-underline-style="none" fo:font-weight="bold" style:font-size-asian="14pt" style:font-weight-asian="bold" style:font-size-complex="14pt" style:font-weight-complex="bold"/>
    </style:style>
    <style:style style:name="MT2" style:family="text">
      <style:text-properties fo:language="en" fo:country="GB"/>
    </style:style>
    <style:page-layout style:name="Mpm1">
      <style:page-layout-properties fo:page-width="21.001cm" fo:page-height="29.7cm" style:num-format="1" style:print-orientation="portrait" fo:margin-top="1.499cm" fo:margin-bottom="1.499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Header">PrettyOS<text:tab/><text:span text:style-name="MT1">Documentation</text:span><text:tab/>Last change: <text:modification-date style:data-style-name="N80">2. Jun. 2016</text:modification-date></text:p>
      </style:header>
      <style:footer>
        <text:p text:style-name="Footer"><text:span text:style-name="MT2">© The PrettyOS Project<text:tab/>Page </text:span><text:span text:style-name="MT2"><text:page-number text:select-page="current">4</text:page-number></text:span><text:span text:style-name="MT2"> of </text:span><text:span text:style-name="MT2"><text:page-count>4</text:page-count></text:span><text:span text:style-name="MT2"><text:tab/></text:span><text:a xlink:type="simple" xlink:href="#1.Table of contents|outline" text:style-name="Internet_20_link" text:visited-style-name="Visited_20_Internet_20_Link"><text:span text:style-name="MT2">Jump to top</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04T11:52:02.73</meta:creation-date>
    <dc:date>2016-06-02T22:44:25.843000000</dc:date>
    <meta:editing-duration>PT3H40M12S</meta:editing-duration>
    <meta:editing-cycles>58</meta:editing-cycles>
    <meta:generator>LibreOffice/5.1.2.2$Windows_X86_64 LibreOffice_project/d3bf12ecb743fc0d20e0be0c58ca359301eb705f</meta:generator>
    <meta:document-statistic meta:table-count="0" meta:image-count="0" meta:object-count="0" meta:page-count="4" meta:paragraph-count="88" meta:word-count="1066" meta:character-count="6603" meta:non-whitespace-character-count="5622"/>
  </office:meta>
</office:document-meta>
</file>